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484" officeooo:paragraph-rsid="00139484"/>
    </style:style>
    <style:style style:name="P2" style:family="paragraph" style:parent-style-name="Standard">
      <style:text-properties officeooo:rsid="00139484" officeooo:paragraph-rsid="00157af8"/>
    </style:style>
    <style:style style:name="P3" style:family="paragraph" style:parent-style-name="Standard">
      <style:text-properties officeooo:paragraph-rsid="00139484"/>
    </style:style>
    <style:style style:name="P4" style:family="paragraph" style:parent-style-name="Standard">
      <style:text-properties officeooo:rsid="00161fb6" officeooo:paragraph-rsid="00161fb6"/>
    </style:style>
    <style:style style:name="P5" style:family="paragraph" style:parent-style-name="Standard">
      <style:text-properties officeooo:paragraph-rsid="00161fb6"/>
    </style:style>
    <style:style style:name="P6" style:family="paragraph" style:parent-style-name="Standard">
      <style:text-properties officeooo:rsid="00139484" officeooo:paragraph-rsid="00139484"/>
    </style:style>
    <style:style style:name="P7" style:family="paragraph" style:parent-style-name="Standard">
      <style:text-properties officeooo:rsid="0021254f" officeooo:paragraph-rsid="0021254f"/>
    </style:style>
    <style:style style:name="P8" style:family="paragraph" style:parent-style-name="Standard">
      <style:text-properties officeooo:rsid="0021254f" officeooo:paragraph-rsid="004398b5"/>
    </style:style>
    <style:style style:name="P9" style:family="paragraph" style:parent-style-name="Standard">
      <style:text-properties officeooo:rsid="0022c85e" officeooo:paragraph-rsid="004398b5"/>
    </style:style>
    <style:style style:name="P10" style:family="paragraph" style:parent-style-name="Standard">
      <style:text-properties officeooo:rsid="0023094a" officeooo:paragraph-rsid="004398b5"/>
    </style:style>
    <style:style style:name="P11" style:family="paragraph" style:parent-style-name="Standard">
      <style:text-properties officeooo:rsid="0025c36a" officeooo:paragraph-rsid="0025c36a"/>
    </style:style>
    <style:style style:name="P12" style:family="paragraph" style:parent-style-name="Standard">
      <style:text-properties officeooo:rsid="0025c36a" officeooo:paragraph-rsid="0021254f"/>
    </style:style>
    <style:style style:name="P13" style:family="paragraph" style:parent-style-name="Standard">
      <style:text-properties officeooo:rsid="00278e9e" officeooo:paragraph-rsid="00278e9e"/>
    </style:style>
    <style:style style:name="P14" style:family="paragraph" style:parent-style-name="Standard">
      <style:text-properties officeooo:rsid="00278e9e" officeooo:paragraph-rsid="002c5cf4"/>
    </style:style>
    <style:style style:name="P15" style:family="paragraph" style:parent-style-name="Standard">
      <style:text-properties officeooo:rsid="00278e9e" officeooo:paragraph-rsid="002ef8d4"/>
    </style:style>
    <style:style style:name="P16" style:family="paragraph" style:parent-style-name="Standard">
      <style:text-properties officeooo:rsid="00297a85" officeooo:paragraph-rsid="004398b5"/>
    </style:style>
    <style:style style:name="P17" style:family="paragraph" style:parent-style-name="Standard">
      <style:text-properties officeooo:rsid="002b63a9" officeooo:paragraph-rsid="004398b5"/>
    </style:style>
    <style:style style:name="P18" style:family="paragraph" style:parent-style-name="Standard">
      <style:text-properties officeooo:rsid="002c3d40" officeooo:paragraph-rsid="0032c89f"/>
    </style:style>
    <style:style style:name="P19" style:family="paragraph" style:parent-style-name="Standard">
      <style:text-properties officeooo:rsid="00310818" officeooo:paragraph-rsid="0031499d"/>
    </style:style>
    <style:style style:name="P20" style:family="paragraph" style:parent-style-name="Standard">
      <style:text-properties officeooo:rsid="00310818" officeooo:paragraph-rsid="004398b5"/>
    </style:style>
    <style:style style:name="P21" style:family="paragraph" style:parent-style-name="Standard">
      <style:text-properties officeooo:rsid="00310818" officeooo:paragraph-rsid="00442e3a"/>
    </style:style>
    <style:style style:name="P22" style:family="paragraph" style:parent-style-name="Standard">
      <style:text-properties officeooo:rsid="0032c89f" officeooo:paragraph-rsid="0032c89f"/>
    </style:style>
    <style:style style:name="P23" style:family="paragraph" style:parent-style-name="Standard">
      <style:text-properties officeooo:rsid="0032c89f" officeooo:paragraph-rsid="00442e3a"/>
    </style:style>
    <style:style style:name="P24" style:family="paragraph" style:parent-style-name="Standard">
      <style:text-properties officeooo:rsid="0036eed8" officeooo:paragraph-rsid="00442e3a"/>
    </style:style>
    <style:style style:name="P25" style:family="paragraph" style:parent-style-name="Standard">
      <style:text-properties officeooo:rsid="003fdfc8" officeooo:paragraph-rsid="004398b5"/>
    </style:style>
    <style:style style:name="P26" style:family="paragraph" style:parent-style-name="Standard">
      <style:text-properties officeooo:rsid="003fdfc8" officeooo:paragraph-rsid="00442e3a"/>
    </style:style>
    <style:style style:name="T1" style:family="text">
      <style:text-properties officeooo:rsid="00139484"/>
    </style:style>
    <style:style style:name="T2" style:family="text">
      <style:text-properties officeooo:rsid="00157af8"/>
    </style:style>
    <style:style style:name="T3" style:family="text">
      <style:text-properties officeooo:rsid="00161fb6"/>
    </style:style>
    <style:style style:name="T4" style:family="text">
      <style:text-properties officeooo:rsid="0016f6ac"/>
    </style:style>
    <style:style style:name="T5" style:family="text">
      <style:text-properties officeooo:rsid="001a65dc"/>
    </style:style>
    <style:style style:name="T6" style:family="text">
      <style:text-properties officeooo:rsid="001d94cc"/>
    </style:style>
    <style:style style:name="T7" style:family="text">
      <style:text-properties officeooo:rsid="001ece52"/>
    </style:style>
    <style:style style:name="T8" style:family="text">
      <style:text-properties officeooo:rsid="0020389d"/>
    </style:style>
    <style:style style:name="T9" style:family="text">
      <style:text-properties officeooo:rsid="0021254f"/>
    </style:style>
    <style:style style:name="T10" style:family="text">
      <style:text-properties officeooo:rsid="002c5cf4"/>
    </style:style>
    <style:style style:name="T11" style:family="text">
      <style:text-properties officeooo:rsid="002ef8d4"/>
    </style:style>
    <style:style style:name="T12" style:family="text">
      <style:text-properties officeooo:rsid="0032c89f"/>
    </style:style>
    <style:style style:name="T13" style:family="text">
      <style:text-properties officeooo:rsid="004398b5"/>
    </style:style>
    <style:style style:name="T14" style:family="text">
      <style:text-properties officeooo:rsid="004ee8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d game</text:p>
      <text:p text:style-name="P1"/>
      <text:p text:style-name="P1"><text:tab/>Deck</text:p>
      <text:p text:style-name="P1"><text:tab/><text:tab/>→ made in factory <text:span text:style-name="T4">( could be could created deck list ) </text:span></text:p>
      <text:p text:style-name="P1"><text:tab/><text:tab/>: has a list of cards</text:p>
      <text:p text:style-name="P1"><text:tab/>Hands </text:p>
      <text:p text:style-name="P1"><text:tab/><text:tab/>→ made in factory</text:p>
      <text:p text:style-name="P1"><text:tab/><text:tab/>→ are pulled from deck</text:p>
      <text:p text:style-name="P1"><text:tab/>Card <text:span text:style-name="T3">(M) mainly enums and structure </text:span></text:p>
      <text:p text:style-name="P1"><text:tab/><text:tab/>→ made in factory</text:p>
      <text:p text:style-name="P1"><text:tab/><text:tab/>→ pulled form deck </text:p>
      <text:p text:style-name="P1"><text:tab/><text:tab/>: names</text:p>
      <text:p text:style-name="P1"><text:tab/><text:tab/>: types </text:p>
      <text:p text:style-name="P1"><text:tab/><text:tab/>: unit </text:p>
      <text:p text:style-name="P1"><text:tab/><text:tab/>: effect <text:s/></text:p>
      <text:p text:style-name="P1"><text:tab/>Board <text:span text:style-name="T6">(J)</text:span></text:p>
      <text:p text:style-name="P1"><text:tab/><text:tab/>→<text:span text:style-name="T3"> made in factory</text:span></text:p>
      <text:p text:style-name="P1"><text:tab/><text:tab/>: hold decks</text:p>
      <text:p text:style-name="P1"><text:tab/><text:tab/>: hold cards on board </text:p>
      <text:p text:style-name="P2"><text:tab/><text:tab/>: hold hands</text:p>
      <text:p text:style-name="P2"><text:tab/><text:span text:style-name="T4">State </text:span><text:span text:style-name="T5">(T)</text:span></text:p>
      <text:p text:style-name="P2"><text:tab/><text:tab/>→<text:span text:style-name="T4"> manages who’s turn it is </text:span></text:p>
      <text:p text:style-name="P2"><text:tab/><text:tab/>→<text:span text:style-name="T4"> allows players to play cards</text:span></text:p>
      <text:p text:style-name="P2"><text:tab/><text:span text:style-name="T2">Game </text:span><text:span text:style-name="T3">(E)</text:span></text:p>
      <text:p text:style-name="P2"><text:tab/><text:tab/>: <text:span text:style-name="T2">holds render targets</text:span></text:p>
      <text:p text:style-name="P2"><text:tab/><text:tab/>: <text:span text:style-name="T2">holds logic <text:s text:c="2"/>targets</text:span></text:p>
      <text:p text:style-name="P2"><text:tab/><text:tab/>: <text:span text:style-name="T2">draws render targets</text:span></text:p>
      <text:p text:style-name="P2"><text:tab/><text:tab/>: <text:span text:style-name="T2">updates logic targets</text:span></text:p>
      <text:p text:style-name="P2"><text:line-break/><text:tab/><text:span text:style-name="T2">Graphics (E) </text:span><text:span text:style-name="T3">make interface easy to use !</text:span></text:p>
      <text:p text:style-name="P1"><text:tab/><text:tab/>: <text:span text:style-name="T2">draws render tagerts to window</text:span></text:p>
      <text:p text:style-name="P1"><text:tab/><text:tab/>: <text:span text:style-name="T2">track and report input</text:span></text:p>
      <text:p text:style-name="P1"/>
      <text:p text:style-name="P1"><text:tab/><text:span text:style-name="T3">Server :</text:span></text:p>
      <text:p text:style-name="P1"><text:tab/><text:tab/><text:span text:style-name="T4">throw state its given to everyone</text:span></text:p>
      <text:p text:style-name="P1"><text:tab/><text:span text:style-name="T4">Client:</text:span></text:p>
      <text:p text:style-name="P3"><text:span text:style-name="T1"><text:tab/><text:tab/></text:span><text:span text:style-name="T4">recreate gameobject via their factories </text:span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</text:p>
      <text:p text:style-name="P4"/>
      <text:p text:style-name="P1">list of logic targets </text:p>
      <text:p text:style-name="P1">list of render targets </text:p>
      <text:p text:style-name="P1"/>
      <text:p text:style-name="P1">init objects </text:p>
      <text:p text:style-name="P1"/>
      <text:p text:style-name="P1">object whose job it is to add all the objects for a specific state and then kills itself </text:p>
      <text:p text:style-name="P1"/>
      <text:p text:style-name="P4">an effect is an enum given to a method with the card play(effectObject, CardObject)</text:p>
      <text:p text:style-name="P5"/>
      <text:p text:style-name="P4">game state object – people can cheat but who care </text:p>
      <text:p text:style-name="P1"><text:s/></text:p>
      <text:p text:style-name="P1">states</text:p>
      <text:p text:style-name="P1"/>
      <text:p text:style-name="P1">main menu <text:s text:c="4"/>→ spawns buttons</text:p>
      <text:p text:style-name="P1">player join <text:s text:c="4"/>→<text:span text:style-name="T2"> </text:span></text:p>
      <text:p text:style-name="P1">game start <text:s text:c="5"/>→ creates deck spawn hand from deck</text:p>
      <text:p text:style-name="P1">game <text:span text:style-name="T7">loop</text:span><text:span text:style-name="T8">0</text:span> <text:s text:c="6"/>→ draw play next player repeat</text:p>
      <text:p text:style-name="P1">game over <text:s text:c="4"/>→ goes to leader board</text:p>
      <text:p text:style-name="P1">leaderboards <text:s/>→ prints winner spawns butt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 <text:span text:style-name="T9">TODO:</text:span></text:p>
      <text:p text:style-name="P1"/>
      <text:p text:style-name="P7">main menu:</text:p>
      <text:p text:style-name="P7"/>
      <text:p text:style-name="P7"><text:span text:style-name="T13">X </text:span>buttons</text:p>
      <text:p text:style-name="P7"><text:span text:style-name="T14">X </text:span>button text to say what they do</text:p>
      <text:p text:style-name="P7"><text:span text:style-name="T14">X </text:span>Logo</text:p>
      <text:p text:style-name="P7"/>
      <text:p text:style-name="P7">game:</text:p>
      <text:p text:style-name="P12"/>
      <text:p text:style-name="P18">need win condition <text:span text:style-name="T12">checking</text:span></text:p>
      <text:p text:style-name="P7"/>
      <text:p text:style-name="P15"><text:span text:style-name="T11">(optional) </text:span><text:span text:style-name="T10">return to menu button</text:span> </text:p>
      <text:p text:style-name="P9"><text:span text:style-name="T14">X </text:span>deck needs to be created on game launch </text:p>
      <text:p text:style-name="P8"><text:span text:style-name="T13">X </text:span>hand needs to be drawn from deck</text:p>
      <text:p text:style-name="P10"><text:span text:style-name="T14">X </text:span>deck need to add to hands when clicked</text:p>
      <text:p text:style-name="P20"/>
      <text:p text:style-name="P7"><text:span text:style-name="T14">X </text:span>hand needs to be attached to the card buttons</text:p>
      <text:p text:style-name="P16"><text:span text:style-name="T14">X </text:span>need to check if a card is playable</text:p>
      <text:p text:style-name="P11"><text:span text:style-name="T14">X </text:span>cards need to be play-able </text:p>
      <text:p text:style-name="P17"><text:span text:style-name="T14">X </text:span>played cards need to go to the pile</text:p>
      <text:p text:style-name="P24"/>
      <text:p text:style-name="P24"><text:span text:style-name="T14">X </text:span>max cards in hands</text:p>
      <text:p text:style-name="P24"><text:span text:style-name="T14">X </text:span>cards resize to fit screen</text:p>
      <text:p text:style-name="P23"><text:span text:style-name="T14">X </text:span>win screen + lose screen</text:p>
      <text:p text:style-name="P23"/>
      <text:p text:style-name="P25">state and turn tracking</text:p>
      <text:p text:style-name="P22"><text:span text:style-name="T14">X </text:span>AI/multiplayer</text:p>
      <text:p text:style-name="P22"/>
      <text:p text:style-name="P21">deck needs to add to hands on plus cards</text:p>
      <text:p text:style-name="P21">card effects like reverse and skip need to be applied</text:p>
      <text:p text:style-name="P26"/>
      <text:p text:style-name="P22"/>
      <text:p text:style-name="P14">Assets:</text:p>
      <text:p text:style-name="P14"><text:span text:style-name="T11">(optional) </text:span><text:span text:style-name="T10">return to menu button</text:span> </text:p>
      <text:p text:style-name="P13"><text:span text:style-name="T14">X </text:span>back of card</text:p>
      <text:p text:style-name="P13"><text:span text:style-name="T14">X </text:span>lo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39:26.563885485</meta:creation-date>
    <dc:date>2022-01-16T16:29:06.055221189</dc:date>
    <meta:editing-duration>P1DT15H20M31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366" meta:character-count="1898" meta:non-whitespace-character-count="1497"/>
  </office:meta>
</office:document-meta>
</file>